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G Omega" svg:font-family="CG Omega" style:font-family-generic="roman" style:font-pitch="variable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margin-top="0.1666in" fo:margin-bottom="0in"/>
      <style:text-properties style:font-name="Verdana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margin-bottom="0in"/>
      <style:text-properties style:font-name="Verdana"/>
    </style:style>
    <style:style style:name="P9" style:parent-style-name="Standard" style:family="paragraph">
      <style:paragraph-properties fo:margin-bottom="0.3333in">
        <style:tab-stops>
          <style:tab-stop style:type="right" style:leader-style="solid" style:leader-text="_" style:position="5.9062in"/>
        </style:tab-stops>
      </style:paragraph-properties>
    </style:style>
    <style:style style:name="T10" style:parent-style-name="Absatz-Standardschriftart" style:family="text">
      <style:text-properties style:font-name="Verdana"/>
    </style:style>
    <style:style style:name="T11" style:parent-style-name="Absatz-Standardschriftart" style:family="text">
      <style:text-properties style:font-name="Verdana" style:language-asian="de" style:country-asian="DE"/>
    </style:style>
    <style:style style:name="T12" style:parent-style-name="Absatz-Standardschriftart" style:family="text">
      <style:text-properties style:font-name="Verdana" style:language-asian="de" style:country-asian="DE"/>
    </style:style>
    <style:style style:name="T13" style:parent-style-name="Absatz-Standardschriftart" style:family="text">
      <style:text-properties style:font-name="Verdana" style:language-asian="de" style:country-asian="DE"/>
    </style:style>
    <style:style style:name="P14" style:parent-style-name="Standard" style:family="paragraph">
      <style:paragraph-properties fo:margin-bottom="0.3333in">
        <style:tab-stops>
          <style:tab-stop style:type="right" style:leader-style="solid" style:leader-text="_" style:position="5.9062in"/>
        </style:tab-stops>
      </style:paragraph-properties>
      <style:text-properties style:font-name="Verdana"/>
    </style:style>
    <style:style style:name="P15" style:parent-style-name="Standard" style:family="paragraph">
      <style:paragraph-properties fo:margin-bottom="0.3333in">
        <style:tab-stops>
          <style:tab-stop style:type="right" style:leader-style="solid" style:leader-text="_" style:position="5.9062in"/>
        </style:tab-stops>
      </style:paragraph-properties>
      <style:text-properties style:font-name="Verdana"/>
    </style:style>
    <style:style style:name="P16" style:parent-style-name="Standard" style:family="paragraph">
      <style:paragraph-properties fo:line-height="150%">
        <style:tab-stops>
          <style:tab-stop style:type="right" style:leader-style="solid" style:leader-text="_" style:position="3.052in"/>
          <style:tab-stop style:type="left" style:position="3.6423in"/>
          <style:tab-stop style:type="right" style:leader-style="solid" style:leader-text="_" style:position="6.3in"/>
        </style:tab-stops>
      </style:paragraph-properties>
      <style:text-properties style:font-name="Verdana" style:font-name-complex="Arial" fo:color="#000000" fo:font-size="10pt" style:font-size-asian="10pt" style:font-size-complex="10pt"/>
    </style:style>
    <style:style style:name="P17" style:parent-style-name="Kopfzeile" style:family="paragraph">
      <style:text-properties style:font-name="Verdana" style:font-name-complex="Arial" fo:color="#000000" fo:font-size="10pt" style:font-size-asian="10pt" style:font-size-complex="10pt"/>
    </style:style>
    <style:style style:name="P18" style:parent-style-name="Standard" style:family="paragraph">
      <style:paragraph-properties fo:margin-bottom="0in"/>
      <style:text-properties style:font-name="Verdana"/>
    </style:style>
    <style:style style:name="P19" style:parent-style-name="Standard" style:family="paragraph">
      <style:paragraph-properties fo:margin-bottom="0in"/>
      <style:text-properties style:font-name="Verdana"/>
    </style:style>
    <style:style style:name="P20" style:parent-style-name="Standard" style:family="paragraph">
      <style:paragraph-properties fo:margin-bottom="0.0833in"/>
    </style:style>
    <style:style style:name="T21" style:parent-style-name="Absatz-Standardschriftart" style:family="text">
      <style:text-properties style:font-name="Verdana" fo:font-weight="bold" style:font-weight-asian="bold"/>
    </style:style>
    <style:style style:name="P22" style:parent-style-name="Standard" style:family="paragraph">
      <style:paragraph-properties fo:margin-bottom="0.0833in"/>
    </style:style>
    <style:style style:name="T23" style:parent-style-name="Absatz-Standardschriftart" style:family="text">
      <style:text-properties style:font-name="Verdana"/>
    </style:style>
    <style:style style:name="T24" style:parent-style-name="Absatz-Standardschriftart" style:family="text">
      <style:text-properties style:font-name="Verdana" style:font-name-complex="Arial" fo:font-weight="bold" style:font-weight-asian="bold" fo:color="#000000" fo:font-size="12pt" style:font-size-asian="12pt" style:font-size-complex="10pt"/>
    </style:style>
    <style:style style:name="P25" style:parent-style-name="Standard" style:family="paragraph">
      <style:paragraph-properties fo:margin-bottom="0in"/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26" style:parent-style-name="Standard" style:family="paragraph">
      <style:paragraph-properties fo:margin-bottom="0in"/>
    </style:style>
    <style:style style:name="P27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28" style:parent-style-name="Absatz-Standardschriftart" style:family="text">
      <style:text-properties style:font-name="Verdana" fo:font-weight="bold" style:font-weight-asian="bold"/>
    </style:style>
    <style:style style:name="T29" style:parent-style-name="Absatz-Standardschriftart" style:family="text">
      <style:text-properties style:font-name="Verdana" fo:font-weight="bold" style:font-weight-asian="bold"/>
    </style:style>
    <style:style style:name="T30" style:parent-style-name="Absatz-Standardschriftart" style:family="text">
      <style:text-properties style:font-name="Verdana"/>
    </style:style>
    <style:style style:name="P31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32" style:parent-style-name="Absatz-Standardschriftart" style:family="text">
      <style:text-properties style:font-name="Verdana" fo:font-weight="bold" style:font-weight-asian="bold"/>
    </style:style>
    <style:style style:name="T33" style:parent-style-name="Absatz-Standardschriftart" style:family="text">
      <style:text-properties style:font-name="Verdana" fo:font-weight="bold" style:font-weight-asian="bold"/>
    </style:style>
    <style:style style:name="T34" style:parent-style-name="Absatz-Standardschriftart" style:family="text">
      <style:text-properties style:font-name="Verdana"/>
    </style:style>
    <style:style style:name="P35" style:parent-style-name="Standard" style:family="paragraph">
      <style:paragraph-properties fo:margin-bottom="0in"/>
    </style:style>
    <style:style style:name="P36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37" style:parent-style-name="Absatz-Standardschriftart" style:family="text">
      <style:text-properties style:font-name="Verdana" fo:font-weight="bold" style:font-weight-asian="bold"/>
    </style:style>
    <style:style style:name="T38" style:parent-style-name="Absatz-Standardschriftart" style:family="text">
      <style:text-properties style:font-name="Verdana" fo:font-weight="bold" style:font-weight-asian="bold"/>
    </style:style>
    <style:style style:name="T39" style:parent-style-name="Absatz-Standardschriftart" style:family="text">
      <style:text-properties style:font-name="Verdana"/>
    </style:style>
    <style:style style:name="P40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41" style:parent-style-name="Absatz-Standardschriftart" style:family="text">
      <style:text-properties style:font-name="Verdana" fo:font-weight="bold" style:font-weight-asian="bold"/>
    </style:style>
    <style:style style:name="T42" style:parent-style-name="Absatz-Standardschriftart" style:family="text">
      <style:text-properties style:font-name="Verdana" fo:font-weight="bold" style:font-weight-asian="bold"/>
    </style:style>
    <style:style style:name="T43" style:parent-style-name="Absatz-Standardschriftart" style:family="text">
      <style:text-properties style:font-name="Verdana"/>
    </style:style>
    <style:style style:name="P44" style:parent-style-name="Standard" style:family="paragraph">
      <style:paragraph-properties fo:margin-bottom="0in"/>
      <style:text-properties style:font-name="Verdana"/>
    </style:style>
    <style:style style:name="TableColumn46" style:family="table-column">
      <style:table-column-properties style:column-width="1.575in" style:use-optimal-column-width="false"/>
    </style:style>
    <style:style style:name="TableColumn47" style:family="table-column">
      <style:table-column-properties style:column-width="1.5756in" style:use-optimal-column-width="false"/>
    </style:style>
    <style:style style:name="Table45" style:family="table">
      <style:table-properties style:width="3.1506in" fo:margin-left="0in" table: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fo:background-color="#A6A6A6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Verdana" fo:font-weight="bold" style:font-weight-asian="bold"/>
    </style:style>
    <style:style style:name="TableCell51" style:family="table-cell">
      <style:table-cell-properties fo:border="0.0069in solid #00000A" fo:background-color="#A6A6A6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Verdana"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style:font-name="Verdana"/>
    </style:style>
    <style:style style:name="P113" style:parent-style-name="Standard" style:family="paragraph">
      <style:paragraph-properties fo:margin-bottom="0in"/>
      <style:text-properties style:font-name="Verdana"/>
    </style:style>
    <style:style style:name="P114" style:parent-style-name="Standard" style:family="paragraph">
      <style:paragraph-properties fo:margin-bottom="0in"/>
    </style:style>
    <style:style style:name="T115" style:parent-style-name="Absatz-Standardschriftart" style:family="text">
      <style:text-properties style:font-name="Verdana" fo:font-weight="bold" style:font-weight-asian="bold"/>
    </style:style>
    <style:style style:name="P116" style:parent-style-name="Standard" style:master-page-name="MP1" style:family="paragraph">
      <style:paragraph-properties fo:break-before="page" fo:line-height="150%">
        <style:tab-stops>
          <style:tab-stop style:type="center" style:position="1.575in"/>
          <style:tab-stop style:type="center" style:position="3.15in"/>
          <style:tab-stop style:type="center" style:position="5.1187in"/>
          <style:tab-stop style:type="right" style:position="6.3in"/>
        </style:tab-stops>
      </style:paragraph-properties>
      <style:text-properties style:font-name="Verdana" style:font-name-complex="Arial" fo:color="#000000" fo:font-size="10pt" style:font-size-asian="10pt" style:font-size-complex="10pt"/>
    </style:style>
    <style:style style:name="P12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2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26" style:parent-style-name="Standard" style:family="paragraph">
      <style:paragraph-properties fo:margin-bottom="0in"/>
      <style:text-properties style:font-name="Verdana"/>
    </style:style>
    <style:style style:name="P127" style:parent-style-name="Standard" style:family="paragraph">
      <style:paragraph-properties fo:margin-bottom="0in"/>
    </style:style>
    <style:style style:name="T128" style:parent-style-name="Absatz-Standardschriftart" style:family="text">
      <style:text-properties style:font-name="Verdana"/>
    </style:style>
    <style:style style:name="T129" style:parent-style-name="Absatz-Standardschriftart" style:family="text">
      <style:text-properties style:font-name="Verdana"/>
    </style:style>
    <style:style style:name="P130" style:parent-style-name="Standard" style:family="paragraph">
      <style:paragraph-properties fo:margin-bottom="0in"/>
      <style:text-properties style:font-name="Verdana"/>
    </style:style>
    <style:style style:name="P131" style:parent-style-name="Standard" style:family="paragraph">
      <style:paragraph-properties fo:margin-bottom="0in"/>
      <style:text-properties style:font-name="Verdana"/>
    </style:style>
    <style:style style:name="P132" style:parent-style-name="Standard" style:family="paragraph">
      <style:paragraph-properties fo:margin-bottom="0in"/>
    </style:style>
    <style:style style:name="T133" style:parent-style-name="Absatz-Standardschriftart" style:family="text">
      <style:text-properties style:font-name="Berlin Sans FB" fo:font-weight="bold" style:font-weight-asian="bold" fo:color="#0099CC"/>
    </style:style>
    <style:style style:name="T134" style:parent-style-name="Absatz-Standardschriftart" style:family="text">
      <style:text-properties style:font-name="Verdana"/>
    </style:style>
    <style:style style:name="T135" style:parent-style-name="Absatz-Standardschriftart" style:family="text">
      <style:text-properties style:font-name="Verdana"/>
    </style:style>
    <style:style style:name="P136" style:parent-style-name="Standard" style:family="paragraph">
      <style:paragraph-properties fo:margin-bottom="0in"/>
      <style:text-properties style:font-name="Verdana"/>
    </style:style>
    <style:style style:name="P13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38" style:parent-style-name="Standard" style:family="paragraph">
      <style:paragraph-properties fo:margin-bottom="0in"/>
      <style:text-properties style:font-name="Verdana"/>
    </style:style>
    <style:style style:name="T139" style:parent-style-name="Absatz-Standardschriftart" style:family="text">
      <style:text-properties style:font-name="Verdana"/>
    </style:style>
    <style:style style:name="T140" style:parent-style-name="Absatz-Standardschriftart" style:family="text">
      <style:text-properties style:font-name="Verdana"/>
    </style:style>
    <style:style style:name="T141" style:parent-style-name="Absatz-Standardschriftart" style:family="text">
      <style:text-properties style:font-name="Courier New" fo:color="#0000CC"/>
    </style:style>
    <style:style style:name="P142" style:parent-style-name="Standard" style:family="paragraph">
      <style:paragraph-properties fo:margin-bottom="0in"/>
      <style:text-properties style:font-name="Verdana"/>
    </style:style>
    <style:style style:name="P143" style:parent-style-name="Standard" style:family="paragraph">
      <style:text-properties style:font-name="Verdana"/>
    </style:style>
    <style:style style:name="P144" style:parent-style-name="Standard" style:family="paragraph">
      <style:paragraph-properties fo:text-align="justify"/>
    </style:style>
    <style:style style:name="T145" style:parent-style-name="Absatz-Standardschriftart" style:family="text">
      <style:text-properties style:font-name="Berlin Sans FB" fo:font-weight="bold" style:font-weight-asian="bold" fo:color="#0099CC"/>
    </style:style>
    <style:style style:name="T146" style:parent-style-name="Absatz-Standardschriftart" style:family="text">
      <style:text-properties style:font-name="Verdana"/>
    </style:style>
    <style:style style:name="T147" style:parent-style-name="Absatz-Standardschriftart" style:family="text">
      <style:text-properties style:font-name="Verdana"/>
    </style:style>
    <style:style style:name="P148" style:parent-style-name="Standard" style:family="paragraph">
      <style:paragraph-properties fo:margin-bottom="0in"/>
      <style:text-properties style:font-name="Verdana"/>
    </style:style>
    <style:style style:name="P149" style:parent-style-name="Standard" style:family="paragraph">
      <style:paragraph-properties fo:margin-bottom="0in"/>
      <style:text-properties style:font-name="Verdana"/>
    </style:style>
    <style:style style:name="P150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51" style:parent-style-name="Standard" style:family="paragraph">
      <style:paragraph-properties fo:margin-bottom="0in"/>
      <style:text-properties style:font-name="Verdana"/>
    </style:style>
    <style:style style:name="T152" style:parent-style-name="Absatz-Standardschriftart" style:family="text">
      <style:text-properties style:font-name="Verdana"/>
    </style:style>
    <style:style style:name="T153" style:parent-style-name="Absatz-Standardschriftart" style:family="text">
      <style:text-properties style:font-name="Verdana"/>
    </style:style>
    <style:style style:name="T154" style:parent-style-name="Absatz-Standardschriftart" style:family="text">
      <style:text-properties style:font-name="Verdana"/>
    </style:style>
    <style:style style:name="T155" style:parent-style-name="Absatz-Standardschriftart" style:family="text">
      <style:text-properties style:font-name="Courier New" fo:color="#0000CC"/>
    </style:style>
    <style:style style:name="P156" style:parent-style-name="Standard" style:family="paragraph">
      <style:text-properties style:font-name="Courier New" fo:color="#0000CC"/>
    </style:style>
    <style:style style:name="T157" style:parent-style-name="Absatz-Standardschriftart" style:family="text">
      <style:text-properties fo:color="#0000CC"/>
    </style:style>
    <style:style style:name="P158" style:parent-style-name="ScriptCode" style:family="paragraph">
      <style:text-properties style:font-name="Verdana"/>
    </style:style>
    <style:style style:name="P159" style:parent-style-name="Standard" style:family="paragraph">
      <style:text-properties style:font-name="Verdana"/>
    </style:style>
    <style:style style:name="P160" style:parent-style-name="Standard" style:family="paragraph">
      <style:text-properties style:font-name="Verdana"/>
    </style:style>
    <style:style style:name="T161" style:parent-style-name="Absatz-Standardschriftart" style:family="text">
      <style:text-properties style:font-name="Berlin Sans FB" fo:font-weight="bold" style:font-weight-asian="bold" fo:color="#0099CC"/>
    </style:style>
    <style:style style:name="T162" style:parent-style-name="Absatz-Standardschriftart" style:family="text">
      <style:text-properties style:font-name="Verdana"/>
    </style:style>
    <style:style style:name="T163" style:parent-style-name="Absatz-Standardschriftart" style:family="text">
      <style:text-properties style:font-name="Verdana"/>
    </style:style>
    <style:style style:name="P164" style:parent-style-name="Standard" style:family="paragraph">
      <style:text-properties style:font-name="Verdana"/>
    </style:style>
    <style:style style:name="P165" style:parent-style-name="ScriptCode" style:family="paragraph">
      <style:text-properties style:font-name="Verdana"/>
    </style:style>
    <style:style style:name="P166" style:parent-style-name="Standard" style:family="paragraph">
      <style:text-properties style:font-name="Verdana" fo:font-weight="bold" style:font-weight-asian="bold"/>
    </style:style>
    <style:style style:name="P167" style:parent-style-name="Standard" style:family="paragraph">
      <style:paragraph-properties fo:margin-bottom="0in"/>
      <style:text-properties style:font-name="Verdana"/>
    </style:style>
    <style:style style:name="P168" style:parent-style-name="Standard" style:family="paragraph">
      <style:text-properties style:font-name="Verdana"/>
    </style:style>
    <style:style style:name="P169" style:parent-style-name="Standard" style:family="paragraph">
      <style:text-properties style:font-name="Verdana"/>
    </style:style>
    <style:style style:name="P170" style:parent-style-name="Standard" style:family="paragraph">
      <style:text-properties style:font-name="Verdana"/>
    </style:style>
    <style:style style:name="T171" style:parent-style-name="Absatz-Standardschriftart" style:family="text">
      <style:text-properties style:font-name="Berlin Sans FB" fo:font-weight="bold" style:font-weight-asian="bold" fo:color="#0099CC"/>
    </style:style>
    <style:style style:name="T172" style:parent-style-name="Absatz-Standardschriftart" style:family="text">
      <style:text-properties style:font-name="Verdana"/>
    </style:style>
    <style:style style:name="P173" style:parent-style-name="Standard" style:family="paragraph">
      <style:text-properties style:font-name="Verdana"/>
    </style:style>
    <style:style style:name="P174" style:parent-style-name="Standard" style:family="paragraph">
      <style:paragraph-properties fo:margin-bottom="0in"/>
      <style:text-properties style:font-name="Verdana"/>
    </style:style>
    <style:style style:name="P17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6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80" style:parent-style-name="Standard" style:family="paragraph">
      <style:paragraph-properties fo:margin-bottom="0in"/>
      <style:text-properties style:font-name="Verdana"/>
    </style:style>
    <style:style style:name="P181" style:parent-style-name="Standard" style:family="paragraph">
      <style:text-properties style:font-name="Verdana"/>
    </style:style>
    <style:style style:name="T182" style:parent-style-name="Absatz-Standardschriftart" style:family="text">
      <style:text-properties style:font-name="Berlin Sans FB" fo:font-weight="bold" style:font-weight-asian="bold" fo:color="#0099CC"/>
    </style:style>
    <style:style style:name="T183" style:parent-style-name="Absatz-Standardschriftart" style:family="text">
      <style:text-properties style:font-name="Verdana"/>
    </style:style>
    <style:style style:name="T184" style:parent-style-name="Absatz-Standardschriftart" style:family="text">
      <style:text-properties style:font-name="Verdana"/>
    </style:style>
    <style:style style:name="P185" style:parent-style-name="Standard" style:family="paragraph">
      <style:text-properties style:font-name="Verdana"/>
    </style:style>
    <style:style style:name="P186" style:parent-style-name="Standard" style:family="paragraph">
      <style:text-properties style:font-name="Verdana"/>
    </style:style>
    <style:style style:name="P187" style:parent-style-name="Standard" style:family="paragraph">
      <style:text-properties style:font-name="Verdana"/>
    </style:style>
    <style:style style:name="P18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89" style:parent-style-name="Standard" style:family="paragraph">
      <style:paragraph-properties fo:margin-bottom="0in"/>
      <style:text-properties style:font-name="Verdana"/>
    </style:style>
    <style:style style:name="P190" style:parent-style-name="Standard" style:family="paragraph">
      <style:paragraph-properties fo:margin-bottom="0in"/>
      <style:text-properties style:font-name="Verdana"/>
    </style:style>
    <style:style style:name="P191" style:parent-style-name="Standard" style:family="paragraph">
      <style:paragraph-properties fo:margin-bottom="0in"/>
      <style:text-properties style:font-name="Verdana"/>
    </style:style>
    <style:style style:name="P192" style:parent-style-name="Standard" style:family="paragraph">
      <style:paragraph-properties fo:margin-bottom="0in"/>
    </style:style>
    <style:style style:name="T193" style:parent-style-name="Absatz-Standardschriftart" style:family="text">
      <style:text-properties style:font-name="Berlin Sans FB" fo:font-weight="bold" style:font-weight-asian="bold" fo:color="#0099CC"/>
    </style:style>
    <style:style style:name="T194" style:parent-style-name="Absatz-Standardschriftart" style:family="text">
      <style:text-properties style:font-name="Verdana"/>
    </style:style>
    <style:style style:name="P195" style:parent-style-name="Standard" style:family="paragraph">
      <style:paragraph-properties fo:margin-bottom="0in"/>
      <style:text-properties style:font-name="Verdana"/>
    </style:style>
    <style:style style:name="P196" style:parent-style-name="Standard" style:family="paragraph">
      <style:paragraph-properties fo:margin-bottom="0in"/>
      <style:text-properties style:font-name="Verdana"/>
    </style:style>
    <style:style style:name="P197" style:parent-style-name="Standard" style:family="paragraph">
      <style:paragraph-properties fo:margin-bottom="0in"/>
      <style:text-properties style:font-name="Verdana"/>
    </style:style>
    <style:style style:name="P19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99" style:parent-style-name="Standard" style:family="paragraph">
      <style:paragraph-properties fo:margin-bottom="0in"/>
      <style:text-properties style:font-name="Verdana"/>
    </style:style>
    <style:style style:name="P200" style:parent-style-name="ScriptCode" style:family="paragraph">
      <style:text-properties style:font-name="Verdana"/>
    </style:style>
    <style:style style:name="P201" style:parent-style-name="Standard" style:family="paragraph">
      <style:paragraph-properties fo:margin-bottom="0in"/>
      <style:text-properties style:font-name="Verdana"/>
    </style:style>
    <style:style style:name="P202" style:parent-style-name="Standard" style:family="paragraph">
      <style:paragraph-properties fo:margin-bottom="0in"/>
      <style:text-properties style:font-name="Verdana"/>
    </style:style>
    <style:style style:name="P203" style:parent-style-name="Standard" style:family="paragraph">
      <style:paragraph-properties fo:margin-bottom="0in"/>
    </style:style>
    <style:style style:name="T204" style:parent-style-name="Absatz-Standardschriftart" style:family="text">
      <style:text-properties style:font-name="Berlin Sans FB" fo:font-weight="bold" style:font-weight-asian="bold" fo:color="#0099CC"/>
    </style:style>
    <style:style style:name="T205" style:parent-style-name="Absatz-Standardschriftart" style:family="text">
      <style:text-properties style:font-name="Verdana"/>
    </style:style>
    <style:style style:name="P206" style:parent-style-name="Standard" style:family="paragraph">
      <style:paragraph-properties fo:margin-bottom="0in"/>
      <style:text-properties style:font-name="Verdana"/>
    </style:style>
    <style:style style:name="P207" style:parent-style-name="Standard" style:family="paragraph">
      <style:paragraph-properties fo:margin-bottom="0in"/>
      <style:text-properties style:font-name="Verdana"/>
    </style:style>
    <style:style style:name="P208" style:parent-style-name="Standard" style:family="paragraph">
      <style:paragraph-properties fo:margin-bottom="0in"/>
      <style:text-properties style:font-name="Verdana"/>
    </style:style>
    <style:style style:name="P20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10" style:parent-style-name="Standard" style:family="paragraph">
      <style:paragraph-properties fo:margin-bottom="0in"/>
      <style:text-properties style:font-name="Verdana"/>
    </style:style>
    <style:style style:name="P211" style:parent-style-name="Standard" style:family="paragraph">
      <style:paragraph-properties fo:margin-bottom="0in"/>
      <style:text-properties style:font-name="Verdana"/>
    </style:style>
    <style:style style:name="P212" style:parent-style-name="ScriptCode" style:family="paragraph">
      <style:text-properties style:font-name="Verdana"/>
    </style:style>
    <style:style style:name="P213" style:parent-style-name="Standard" style:family="paragraph">
      <style:paragraph-properties fo:margin-bottom="0in"/>
      <style:text-properties style:font-name="Verdana"/>
    </style:style>
    <style:style style:name="P214" style:parent-style-name="Standard" style:family="paragraph">
      <style:paragraph-properties fo:margin-bottom="0in"/>
      <style:text-properties style:font-name="Verdana"/>
    </style:style>
    <style:style style:name="P215" style:parent-style-name="Standard" style:family="paragraph">
      <style:paragraph-properties fo:margin-bottom="0in"/>
      <style:text-properties style:font-name="Verdana"/>
    </style:style>
    <style:style style:name="P216" style:parent-style-name="Standard" style:family="paragraph">
      <style:paragraph-properties fo:margin-bottom="0in"/>
    </style:style>
    <style:style style:name="T217" style:parent-style-name="Absatz-Standardschriftart" style:family="text">
      <style:text-properties style:font-name="Berlin Sans FB" fo:font-weight="bold" style:font-weight-asian="bold" fo:color="#0099CC"/>
    </style:style>
    <style:style style:name="T218" style:parent-style-name="Absatz-Standardschriftart" style:family="text">
      <style:text-properties style:font-name="Verdana"/>
    </style:style>
    <style:style style:name="T219" style:parent-style-name="Absatz-Standardschriftart" style:family="text">
      <style:text-properties style:font-name="Verdana"/>
    </style:style>
    <style:style style:name="T220" style:parent-style-name="Absatz-Standardschriftart" style:family="text">
      <style:text-properties style:font-name="Verdana"/>
    </style:style>
    <style:style style:name="P221" style:parent-style-name="Standard" style:family="paragraph">
      <style:paragraph-properties fo:margin-bottom="0in"/>
      <style:text-properties style:font-name="Verdana"/>
    </style:style>
    <style:style style:name="P222" style:parent-style-name="Standard" style:family="paragraph">
      <style:paragraph-properties fo:margin-bottom="0in"/>
      <style:text-properties style:font-name="Verdana"/>
    </style:style>
    <style:style style:name="P223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24" style:parent-style-name="Standard" style:family="paragraph">
      <style:paragraph-properties fo:margin-bottom="0in"/>
      <style:text-properties style:font-name="Verdana"/>
    </style:style>
    <style:style style:name="P225" style:parent-style-name="Standard" style:family="paragraph">
      <style:paragraph-properties fo:margin-bottom="0in"/>
      <style:text-properties style:font-name="Verdana"/>
    </style:style>
    <style:style style:name="P226" style:parent-style-name="Standard" style:family="paragraph">
      <style:paragraph-properties fo:margin-bottom="0in"/>
      <style:text-properties style:font-name="Verdana"/>
    </style:style>
    <style:style style:name="P227" style:parent-style-name="Standard" style:family="paragraph">
      <style:paragraph-properties fo:margin-bottom="0in"/>
      <style:text-properties style:font-name="Verdana"/>
    </style:style>
    <style:style style:name="P228" style:parent-style-name="Standard" style:family="paragraph">
      <style:paragraph-properties fo:margin-bottom="0in"/>
    </style:style>
    <style:style style:name="T229" style:parent-style-name="Absatz-Standardschriftart" style:family="text">
      <style:text-properties style:font-name="Berlin Sans FB" fo:font-weight="bold" style:font-weight-asian="bold" fo:color="#0099CC"/>
    </style:style>
    <style:style style:name="T230" style:parent-style-name="Absatz-Standardschriftart" style:family="text">
      <style:text-properties style:font-name="Verdana"/>
    </style:style>
    <style:style style:name="P231" style:parent-style-name="Standard" style:family="paragraph">
      <style:paragraph-properties fo:margin-bottom="0in"/>
      <style:text-properties style:font-name="Verdana"/>
    </style:style>
    <style:style style:name="P232" style:parent-style-name="Standard" style:family="paragraph">
      <style:paragraph-properties fo:margin-bottom="0in"/>
      <style:text-properties style:font-name="Verdana"/>
    </style:style>
    <style:style style:name="P233" style:parent-style-name="Standard" style:family="paragraph">
      <style:paragraph-properties fo:margin-bottom="0in"/>
      <style:text-properties style:font-name="Verdana"/>
    </style:style>
    <style:style style:name="P234" style:parent-style-name="Standard" style:family="paragraph">
      <style:paragraph-properties fo:margin-bottom="0in"/>
      <style:text-properties style:font-name="Verdana"/>
    </style:style>
    <style:style style:name="P23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36" style:parent-style-name="Standard" style:family="paragraph">
      <style:paragraph-properties fo:margin-bottom="0in"/>
      <style:text-properties style:font-name="Verdana"/>
    </style:style>
    <style:style style:name="P237" style:parent-style-name="Standard" style:family="paragraph">
      <style:paragraph-properties fo:margin-bottom="0in"/>
      <style:text-properties style:font-name="Verdana"/>
    </style:style>
    <style:style style:name="P238" style:parent-style-name="Standard" style:family="paragraph">
      <style:paragraph-properties fo:margin-bottom="0in"/>
      <style:text-properties style:font-name="Verdana"/>
    </style:style>
    <style:style style:name="P239" style:parent-style-name="Standard" style:family="paragraph">
      <style:paragraph-properties fo:margin-bottom="0in"/>
      <style:text-properties style:font-name="Verdana"/>
    </style:style>
    <style:style style:name="P240" style:parent-style-name="Standard" style:family="paragraph">
      <style:paragraph-properties fo:margin-bottom="0in"/>
    </style:style>
    <style:style style:name="T241" style:parent-style-name="Absatz-Standardschriftart" style:family="text">
      <style:text-properties style:font-name="Berlin Sans FB" fo:font-weight="bold" style:font-weight-asian="bold" fo:color="#0099CC"/>
    </style:style>
    <style:style style:name="T242" style:parent-style-name="Absatz-Standardschriftart" style:family="text">
      <style:text-properties style:font-name="Verdana"/>
    </style:style>
    <style:style style:name="P243" style:parent-style-name="Standard" style:family="paragraph">
      <style:paragraph-properties fo:margin-bottom="0in"/>
      <style:text-properties style:font-name="Verdana"/>
    </style:style>
    <style:style style:name="P244" style:parent-style-name="Standard" style:family="paragraph">
      <style:paragraph-properties fo:margin-bottom="0in"/>
      <style:text-properties style:font-name="Verdana"/>
    </style:style>
    <style:style style:name="P245" style:parent-style-name="Standard" style:family="paragraph">
      <style:paragraph-properties fo:margin-bottom="0in"/>
      <style:text-properties style:font-name="Verdana"/>
    </style:style>
    <style:style style:name="P246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47" style:parent-style-name="Standard" style:family="paragraph">
      <style:paragraph-properties fo:margin-bottom="0in"/>
      <style:text-properties style:font-name="Verdana"/>
    </style:style>
    <style:style style:name="P248" style:parent-style-name="Standard" style:family="paragraph">
      <style:paragraph-properties fo:margin-bottom="0in"/>
      <style:text-properties style:font-name="Verdana"/>
    </style:style>
    <style:style style:name="P249" style:parent-style-name="Standard" style:family="paragraph">
      <style:paragraph-properties fo:margin-bottom="0in"/>
      <style:text-properties style:font-name="Verdana"/>
    </style:style>
    <style:style style:name="P250" style:parent-style-name="Standard" style:family="paragraph">
      <style:paragraph-properties fo:margin-bottom="0in"/>
    </style:style>
    <style:style style:name="T251" style:parent-style-name="Absatz-Standardschriftart" style:family="text">
      <style:text-properties style:font-name="Berlin Sans FB" fo:font-weight="bold" style:font-weight-asian="bold" fo:color="#0099CC"/>
    </style:style>
    <style:style style:name="T252" style:parent-style-name="Absatz-Standardschriftart" style:family="text">
      <style:text-properties style:font-name="Verdana"/>
    </style:style>
    <style:style style:name="P253" style:parent-style-name="Standard" style:family="paragraph">
      <style:paragraph-properties fo:margin-bottom="0in"/>
      <style:text-properties style:font-name="Verdana"/>
    </style:style>
    <style:style style:name="P254" style:parent-style-name="Standard" style:family="paragraph">
      <style:paragraph-properties fo:margin-bottom="0in"/>
      <style:text-properties style:font-name="Verdana"/>
    </style:style>
    <style:style style:name="P255" style:parent-style-name="Standard" style:family="paragraph">
      <style:paragraph-properties fo:margin-bottom="0in"/>
      <style:text-properties style:font-name="Verdana"/>
    </style:style>
    <style:style style:name="P256" style:parent-style-name="Standard" style:family="paragraph">
      <style:paragraph-properties fo:margin-bottom="0in"/>
      <style:text-properties style:font-name="Verdana"/>
    </style:style>
    <style:style style:name="P25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58" style:parent-style-name="Standard" style:family="paragraph">
      <style:paragraph-properties fo:margin-bottom="0in"/>
      <style:text-properties style:font-name="Verdana"/>
    </style:style>
    <style:style style:name="P259" style:parent-style-name="Standard" style:family="paragraph">
      <style:paragraph-properties fo:margin-bottom="0in"/>
      <style:text-properties style:font-name="Verdana"/>
    </style:style>
    <style:style style:name="P260" style:parent-style-name="Standard" style:family="paragraph">
      <style:paragraph-properties fo:margin-bottom="0in"/>
      <style:text-properties style:font-name="Verdana"/>
    </style:style>
    <style:style style:name="P261" style:parent-style-name="Standard" style:family="paragraph">
      <style:paragraph-properties fo:margin-bottom="0in"/>
      <style:text-properties style:font-name="Verdana"/>
    </style:style>
    <style:style style:name="P262" style:parent-style-name="Standard" style:family="paragraph">
      <style:paragraph-properties fo:margin-bottom="0in"/>
    </style:style>
    <style:style style:name="T263" style:parent-style-name="Absatz-Standardschriftart" style:family="text">
      <style:text-properties style:font-name="Berlin Sans FB" fo:font-weight="bold" style:font-weight-asian="bold" fo:color="#0099CC"/>
    </style:style>
    <style:style style:name="T264" style:parent-style-name="Absatz-Standardschriftart" style:family="text">
      <style:text-properties style:font-name="Verdana"/>
    </style:style>
    <style:style style:name="P265" style:parent-style-name="Standard" style:family="paragraph">
      <style:paragraph-properties fo:margin-bottom="0in"/>
      <style:text-properties style:font-name="Verdana"/>
    </style:style>
    <style:style style:name="P266" style:parent-style-name="Standard" style:family="paragraph">
      <style:paragraph-properties fo:margin-bottom="0in"/>
      <style:text-properties style:font-name="Verdana"/>
    </style:style>
    <style:style style:name="P267" style:parent-style-name="Standard" style:family="paragraph">
      <style:paragraph-properties fo:margin-bottom="0in"/>
      <style:text-properties style:font-name="Verdana"/>
    </style:style>
    <style:style style:name="P26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69" style:parent-style-name="Standard" style:family="paragraph">
      <style:paragraph-properties fo:margin-bottom="0in"/>
      <style:text-properties style:font-name="Verdana"/>
    </style:style>
    <style:style style:name="P270" style:parent-style-name="Standard" style:family="paragraph">
      <style:paragraph-properties fo:margin-bottom="0in"/>
      <style:text-properties style:font-name="Verdana"/>
    </style:style>
    <style:style style:name="P271" style:parent-style-name="Standard" style:family="paragraph">
      <style:paragraph-properties fo:margin-bottom="0in"/>
      <style:text-properties style:font-name="Verdana"/>
    </style:style>
    <style:style style:name="P272" style:parent-style-name="Standard" style:family="paragraph">
      <style:paragraph-properties fo:margin-bottom="0in"/>
      <style:text-properties style:font-name="Verdana"/>
    </style:style>
    <style:style style:name="P273" style:parent-style-name="Standard" style:family="paragraph">
      <style:paragraph-properties fo:margin-bottom="0in"/>
      <style:text-properties style:font-name="Verdana"/>
    </style:style>
    <style:style style:name="P274" style:parent-style-name="Standard" style:family="paragraph">
      <style:paragraph-properties fo:margin-bottom="0in"/>
      <style:text-properties style:font-name="Verdana"/>
    </style:style>
    <style:style style:name="P275" style:parent-style-name="Standard" style:family="paragraph">
      <style:paragraph-properties fo:margin-bottom="0in"/>
    </style:style>
    <style:style style:name="T276" style:parent-style-name="Absatz-Standardschriftart" style:family="text">
      <style:text-properties style:font-name="Berlin Sans FB" fo:font-weight="bold" style:font-weight-asian="bold" fo:color="#0099CC"/>
    </style:style>
    <style:style style:name="T277" style:parent-style-name="Absatz-Standardschriftart" style:family="text">
      <style:text-properties style:font-name="Verdana"/>
    </style:style>
    <style:style style:name="P278" style:parent-style-name="Standard" style:family="paragraph">
      <style:paragraph-properties fo:margin-bottom="0in"/>
      <style:text-properties style:font-name="Verdana"/>
    </style:style>
    <style:style style:name="P27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80" style:parent-style-name="Standard" style:family="paragraph">
      <style:paragraph-properties fo:margin-bottom="0in"/>
      <style:text-properties style:font-name="Verdana"/>
    </style:style>
    <style:style style:name="P281" style:parent-style-name="Standard" style:family="paragraph">
      <style:paragraph-properties fo:margin-bottom="0in"/>
      <style:text-properties style:font-name="Verdana"/>
    </style:style>
    <style:style style:name="P282" style:parent-style-name="Standard" style:family="paragraph">
      <style:paragraph-properties fo:margin-bottom="0in"/>
      <style:text-properties style:font-name="Verdana"/>
    </style:style>
    <style:style style:name="P283" style:parent-style-name="Standard" style:family="paragraph">
      <style:paragraph-properties fo:margin-bottom="0in"/>
      <style:text-properties style:font-name="Verdana"/>
    </style:style>
    <style:style style:name="P284" style:parent-style-name="Standard" style:family="paragraph">
      <style:paragraph-properties fo:margin-bottom="0in"/>
    </style:style>
    <style:style style:name="T285" style:parent-style-name="Absatz-Standardschriftart" style:family="text">
      <style:text-properties style:font-name="Berlin Sans FB" fo:font-weight="bold" style:font-weight-asian="bold" fo:color="#0099CC"/>
    </style:style>
    <style:style style:name="T286" style:parent-style-name="Absatz-Standardschriftart" style:family="text">
      <style:text-properties style:font-name="Verdana"/>
    </style:style>
    <style:style style:name="P287" style:parent-style-name="Standard" style:family="paragraph">
      <style:paragraph-properties fo:margin-bottom="0in"/>
      <style:text-properties style:font-name="Verdana"/>
    </style:style>
    <style:style style:name="P28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89" style:parent-style-name="Standard" style:family="paragraph">
      <style:paragraph-properties fo:margin-bottom="0in"/>
      <style:text-properties style:font-name="Verdana"/>
    </style:style>
    <style:style style:name="P290" style:parent-style-name="Standard" style:family="paragraph">
      <style:paragraph-properties fo:margin-bottom="0in"/>
      <style:text-properties style:font-name="Verdana"/>
    </style:style>
    <style:style style:name="P291" style:parent-style-name="Standard" style:family="paragraph">
      <style:paragraph-properties fo:margin-bottom="0in"/>
      <style:text-properties style:font-name="Verdana"/>
    </style:style>
    <style:style style:name="P292" style:parent-style-name="Standard" style:family="paragraph">
      <style:paragraph-properties fo:margin-bottom="0in"/>
    </style:style>
    <style:style style:name="T293" style:parent-style-name="Absatz-Standardschriftart" style:family="text">
      <style:text-properties style:font-name="Berlin Sans FB" fo:font-weight="bold" style:font-weight-asian="bold" fo:color="#0099CC"/>
    </style:style>
    <style:style style:name="T294" style:parent-style-name="Absatz-Standardschriftart" style:family="text">
      <style:text-properties style:font-name="Verdana"/>
    </style:style>
    <style:style style:name="P295" style:parent-style-name="Standard" style:family="paragraph">
      <style:paragraph-properties fo:margin-bottom="0in"/>
      <style:text-properties style:font-name="Verdana"/>
    </style:style>
    <style:style style:name="P296" style:parent-style-name="Standard" style:family="paragraph">
      <style:paragraph-properties fo:margin-bottom="0in"/>
      <style:text-properties style:font-name="Verdana"/>
    </style:style>
    <style:style style:name="P297" style:parent-style-name="Standard" style:family="paragraph">
      <style:paragraph-properties fo:margin-bottom="0in"/>
      <style:text-properties style:font-name="Verdana"/>
    </style:style>
    <style:style style:name="P29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99" style:parent-style-name="Standard" style:family="paragraph">
      <style:paragraph-properties fo:margin-bottom="0in"/>
      <style:text-properties style:font-name="Verdana"/>
    </style:style>
    <style:style style:name="P300" style:parent-style-name="Standard" style:family="paragraph">
      <style:paragraph-properties fo:margin-bottom="0in"/>
      <style:text-properties style:font-name="Verdana"/>
    </style:style>
    <style:style style:name="P301" style:parent-style-name="Standard" style:family="paragraph">
      <style:paragraph-properties fo:margin-bottom="0in"/>
      <style:text-properties style:font-name="Verdana"/>
    </style:style>
    <style:style style:name="P302" style:parent-style-name="Standard" style:family="paragraph">
      <style:paragraph-properties fo:margin-bottom="0in"/>
    </style:style>
    <style:style style:name="T303" style:parent-style-name="Absatz-Standardschriftart" style:family="text">
      <style:text-properties style:font-name="Verdana"/>
    </style:style>
    <style:style style:name="T304" style:parent-style-name="Absatz-Standardschriftart" style:family="text">
      <style:text-properties style:font-name="Verdana" fo:font-size="9pt" style:font-size-asian="9pt" style:font-size-complex="9pt"/>
    </style:style>
    <style:style style:name="P305" style:parent-style-name="Standard" style:family="paragraph">
      <style:paragraph-properties fo:margin-bottom="0in"/>
    </style:style>
    <style:style style:name="T306" style:parent-style-name="Absatz-Standardschriftart" style:family="text">
      <style:text-properties style:font-name="Berlin Sans FB" fo:font-weight="bold" style:font-weight-asian="bold" fo:color="#0099CC"/>
    </style:style>
    <style:style style:name="T307" style:parent-style-name="Absatz-Standardschriftart" style:family="text">
      <style:text-properties style:font-name="Verdana"/>
    </style:style>
    <style:style style:name="T308" style:parent-style-name="Absatz-Standardschriftart" style:family="text">
      <style:text-properties style:font-name="Verdana" fo:font-size="9pt" style:font-size-asian="9pt" style:font-size-complex="9pt"/>
    </style:style>
    <style:style style:name="P309" style:parent-style-name="Standard" style:family="paragraph">
      <style:paragraph-properties fo:margin-bottom="0in"/>
    </style:style>
    <style:style style:name="T310" style:parent-style-name="Absatz-Standardschriftart" style:family="text">
      <style:text-properties style:font-name="Verdana"/>
    </style:style>
    <style:style style:name="T311" style:parent-style-name="Absatz-Standardschriftart" style:family="text">
      <style:text-properties style:font-name="Verdana"/>
    </style:style>
    <style:style style:name="T312" style:parent-style-name="Absatz-Standardschriftart" style:family="text">
      <style:text-properties style:font-name="Verdana" fo:font-size="9pt" style:font-size-asian="9pt" style:font-size-complex="9pt"/>
    </style:style>
    <style:style style:name="P313" style:parent-style-name="Standard" style:family="paragraph">
      <style:paragraph-properties fo:margin-bottom="0in"/>
      <style:text-properties style:font-name="Verdana"/>
    </style:style>
    <style:style style:name="P31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15" style:parent-style-name="Standard" style:family="paragraph">
      <style:paragraph-properties fo:margin-bottom="0in"/>
      <style:text-properties style:font-name="Verdana"/>
    </style:style>
    <style:style style:name="P316" style:parent-style-name="Standard" style:family="paragraph">
      <style:paragraph-properties fo:margin-bottom="0in"/>
      <style:text-properties style:font-name="Verdana"/>
    </style:style>
    <style:style style:name="P317" style:parent-style-name="Standard" style:family="paragraph">
      <style:paragraph-properties fo:margin-bottom="0in"/>
      <style:text-properties style:font-name="Verdana"/>
    </style:style>
    <style:style style:name="P318" style:parent-style-name="Standard" style:family="paragraph">
      <style:paragraph-properties fo:margin-bottom="0in"/>
    </style:style>
    <style:style style:name="T319" style:parent-style-name="Absatz-Standardschriftart" style:family="text">
      <style:text-properties style:font-name="Berlin Sans FB" fo:font-weight="bold" style:font-weight-asian="bold" fo:color="#0099CC"/>
    </style:style>
    <style:style style:name="T320" style:parent-style-name="Absatz-Standardschriftart" style:family="text">
      <style:text-properties style:font-name="Verdana"/>
    </style:style>
    <style:style style:name="P321" style:parent-style-name="Standard" style:family="paragraph">
      <style:paragraph-properties fo:margin-bottom="0in"/>
      <style:text-properties style:font-name="Verdana"/>
    </style:style>
    <style:style style:name="P322" style:parent-style-name="Standard" style:family="paragraph">
      <style:paragraph-properties fo:margin-bottom="0in"/>
      <style:text-properties style:font-name="Verdana"/>
    </style:style>
    <style:style style:name="P323" style:parent-style-name="Standard" style:family="paragraph">
      <style:paragraph-properties fo:margin-bottom="0in"/>
      <style:text-properties style:font-name="Verdana"/>
    </style:style>
    <style:style style:name="P32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25" style:parent-style-name="Standard" style:family="paragraph">
      <style:paragraph-properties fo:margin-bottom="0in"/>
      <style:text-properties style:font-name="Verdana"/>
    </style:style>
    <style:style style:name="P326" style:parent-style-name="Standard" style:family="paragraph">
      <style:paragraph-properties fo:margin-bottom="0in"/>
    </style:style>
    <style:style style:name="T327" style:parent-style-name="Absatz-Standardschriftart" style:family="text">
      <style:text-properties style:font-name="Verdana"/>
    </style:style>
    <style:style style:name="T328" style:parent-style-name="Absatz-Standardschriftart" style:family="text">
      <style:text-properties style:font-name="Verdana" fo:color="#0000CC"/>
    </style:style>
    <style:style style:name="T329" style:parent-style-name="Absatz-Standardschriftart" style:family="text">
      <style:text-properties style:font-name="Verdana"/>
    </style:style>
    <style:style style:name="T330" style:parent-style-name="Absatz-Standardschriftart" style:family="text">
      <style:text-properties style:font-name="Verdana"/>
    </style:style>
    <style:style style:name="P331" style:parent-style-name="Standard" style:family="paragraph">
      <style:paragraph-properties fo:margin-bottom="0in"/>
      <style:text-properties style:font-name="Verdana"/>
    </style:style>
    <style:style style:name="P332" style:parent-style-name="Standard" style:family="paragraph">
      <style:paragraph-properties fo:margin-bottom="0in"/>
      <style:text-properties style:font-name="Verdana"/>
    </style:style>
    <style:style style:name="P333" style:parent-style-name="Standard" style:family="paragraph">
      <style:paragraph-properties fo:margin-bottom="0in"/>
    </style:style>
    <style:style style:name="T334" style:parent-style-name="Absatz-Standardschriftart" style:family="text">
      <style:text-properties style:font-name="Berlin Sans FB" fo:font-weight="bold" style:font-weight-asian="bold" fo:color="#0099CC"/>
    </style:style>
    <style:style style:name="T335" style:parent-style-name="Absatz-Standardschriftart" style:family="text">
      <style:text-properties style:font-name="Verdana"/>
    </style:style>
    <style:style style:name="P336" style:parent-style-name="Standard" style:family="paragraph">
      <style:paragraph-properties fo:margin-bottom="0in"/>
      <style:text-properties style:font-name="Verdana"/>
    </style:style>
    <style:style style:name="P33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3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39" style:parent-style-name="Standard" style:family="paragraph">
      <style:paragraph-properties fo:margin-bottom="0in"/>
      <style:text-properties style:font-name="Verdana"/>
    </style:style>
    <style:style style:name="P340" style:parent-style-name="Standard" style:family="paragraph">
      <style:paragraph-properties fo:margin-bottom="0in"/>
      <style:text-properties style:font-name="Verdana"/>
    </style:style>
    <style:style style:name="P341" style:parent-style-name="Standard" style:family="paragraph">
      <style:paragraph-properties fo:margin-bottom="0in"/>
      <style:text-properties style:font-name="Verdana"/>
    </style:style>
    <style:style style:name="P342" style:parent-style-name="Standard" style:family="paragraph">
      <style:paragraph-properties fo:margin-bottom="0in"/>
    </style:style>
    <style:style style:name="T343" style:parent-style-name="Absatz-Standardschriftart" style:family="text">
      <style:text-properties style:font-name="Berlin Sans FB" fo:font-weight="bold" style:font-weight-asian="bold" fo:color="#0099CC"/>
    </style:style>
    <style:style style:name="T344" style:parent-style-name="Absatz-Standardschriftart" style:family="text">
      <style:text-properties style:font-name="Verdana"/>
    </style:style>
    <style:style style:name="T345" style:parent-style-name="Absatz-Standardschriftart" style:family="text">
      <style:text-properties style:font-name="Verdana"/>
    </style:style>
    <style:style style:name="P346" style:parent-style-name="Standard" style:family="paragraph">
      <style:paragraph-properties fo:margin-bottom="0in"/>
      <style:text-properties style:font-name="Verdana"/>
    </style:style>
    <style:style style:name="P347" style:parent-style-name="Standard" style:family="paragraph">
      <style:paragraph-properties fo:margin-bottom="0in"/>
      <style:text-properties style:font-name="Verdana"/>
    </style:style>
    <style:style style:name="P348" style:parent-style-name="Standard" style:family="paragraph">
      <style:paragraph-properties fo:margin-bottom="0in"/>
      <style:text-properties style:font-name="Verdana"/>
    </style:style>
    <style:style style:name="P34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50" style:parent-style-name="Standard" style:family="paragraph">
      <style:paragraph-properties fo:margin-bottom="0in"/>
      <style:text-properties style:font-name="Verdana"/>
    </style:style>
    <style:style style:name="P351" style:parent-style-name="Standard" style:family="paragraph">
      <style:paragraph-properties fo:margin-bottom="0in"/>
      <style:text-properties style:font-name="Verdana"/>
    </style:style>
    <style:style style:name="P352" style:parent-style-name="Standard" style:family="paragraph">
      <style:paragraph-properties fo:margin-bottom="0in"/>
      <style:text-properties style:font-name="Verdana"/>
    </style:style>
    <style:style style:name="P353" style:parent-style-name="Standard" style:family="paragraph">
      <style:paragraph-properties fo:margin-bottom="0in"/>
    </style:style>
    <style:style style:name="T354" style:parent-style-name="Absatz-Standardschriftart" style:family="text">
      <style:text-properties style:font-name="Berlin Sans FB" fo:font-weight="bold" style:font-weight-asian="bold" fo:color="#0099CC"/>
    </style:style>
    <style:style style:name="T355" style:parent-style-name="Absatz-Standardschriftart" style:family="text">
      <style:text-properties style:font-name="Verdana"/>
    </style:style>
    <style:style style:name="P356" style:parent-style-name="Standard" style:family="paragraph">
      <style:paragraph-properties fo:margin-bottom="0in"/>
      <style:text-properties style:font-name="Verdana"/>
    </style:style>
    <style:style style:name="P357" style:parent-style-name="Standard" style:family="paragraph">
      <style:paragraph-properties fo:margin-bottom="0in"/>
      <style:text-properties style:font-name="Verdana"/>
    </style:style>
    <style:style style:name="P358" style:parent-style-name="Standard" style:family="paragraph">
      <style:paragraph-properties fo:margin-bottom="0in"/>
      <style:text-properties style:font-name="Verdana"/>
    </style:style>
    <style:style style:name="P359" style:parent-style-name="Standard" style:family="paragraph">
      <style:paragraph-properties fo:margin-bottom="0in"/>
      <style:text-properties style:font-name="Verdana"/>
    </style:style>
    <style:style style:name="P360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61" style:parent-style-name="Standard" style:family="paragraph">
      <style:paragraph-properties fo:margin-bottom="0in"/>
      <style:text-properties style:font-name="Verdana"/>
    </style:style>
    <style:style style:name="P362" style:parent-style-name="Standard" style:family="paragraph">
      <style:paragraph-properties fo:margin-bottom="0in"/>
    </style:style>
    <style:style style:name="T363" style:parent-style-name="Absatz-Standardschriftart" style:family="text">
      <style:text-properties style:font-name="Verdana"/>
    </style:style>
    <style:style style:name="T364" style:parent-style-name="Absatz-Standardschriftart" style:family="text">
      <style:text-properties style:font-name="Verdana" fo:color="#0000CC"/>
    </style:style>
    <style:style style:name="T365" style:parent-style-name="Absatz-Standardschriftart" style:family="text">
      <style:text-properties style:font-name="Verdana"/>
    </style:style>
    <style:style style:name="P366" style:parent-style-name="Standard" style:family="paragraph">
      <style:paragraph-properties fo:margin-bottom="0in"/>
      <style:text-properties style:font-name="Verdana"/>
    </style:style>
    <style:style style:name="P367" style:parent-style-name="Standard" style:family="paragraph">
      <style:paragraph-properties fo:margin-bottom="0in"/>
      <style:text-properties style:font-name="Verdana"/>
    </style:style>
    <style:style style:name="P368" style:parent-style-name="Standard" style:family="paragraph">
      <style:paragraph-properties fo:margin-bottom="0in"/>
      <style:text-properties style:font-name="Verdana"/>
    </style:style>
    <style:style style:name="P369" style:parent-style-name="Standard" style:family="paragraph">
      <style:paragraph-properties fo:margin-bottom="0in"/>
    </style:style>
    <style:style style:name="T370" style:parent-style-name="Absatz-Standardschriftart" style:family="text">
      <style:text-properties style:font-name="Berlin Sans FB" fo:font-weight="bold" style:font-weight-asian="bold" fo:color="#0099CC"/>
    </style:style>
    <style:style style:name="T371" style:parent-style-name="Absatz-Standardschriftart" style:family="text">
      <style:text-properties style:font-name="Verdana"/>
    </style:style>
    <style:style style:name="P372" style:parent-style-name="Standard" style:family="paragraph">
      <style:paragraph-properties fo:margin-bottom="0in"/>
      <style:text-properties style:font-name="Verdana"/>
    </style:style>
    <style:style style:name="P373" style:parent-style-name="Standard" style:family="paragraph">
      <style:paragraph-properties fo:margin-bottom="0in"/>
      <style:text-properties style:font-name="Verdana"/>
    </style:style>
    <style:style style:name="P374" style:parent-style-name="Standard" style:family="paragraph">
      <style:paragraph-properties fo:margin-bottom="0in"/>
      <style:text-properties style:font-name="Verdana"/>
    </style:style>
    <style:style style:name="P37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76" style:parent-style-name="Standard" style:family="paragraph">
      <style:paragraph-properties fo:margin-bottom="0in"/>
      <style:text-properties style:font-name="Verdana"/>
    </style:style>
    <style:style style:name="P377" style:parent-style-name="Standard" style:family="paragraph">
      <style:paragraph-properties fo:margin-bottom="0in"/>
    </style:style>
    <style:style style:name="T378" style:parent-style-name="Absatz-Standardschriftart" style:family="text">
      <style:text-properties style:font-name="Verdana"/>
    </style:style>
    <style:style style:name="T379" style:parent-style-name="Absatz-Standardschriftart" style:family="text">
      <style:text-properties style:font-name="Verdana" fo:color="#0000CC"/>
    </style:style>
    <style:style style:name="T380" style:parent-style-name="Absatz-Standardschriftart" style:family="text">
      <style:text-properties style:font-name="Verdana"/>
    </style:style>
    <style:style style:name="P381" style:parent-style-name="Standard" style:family="paragraph">
      <style:paragraph-properties fo:margin-bottom="0in"/>
      <style:text-properties style:font-name="Verdana"/>
    </style:style>
    <style:style style:name="P382" style:parent-style-name="Standard" style:family="paragraph">
      <style:paragraph-properties fo:margin-bottom="0in"/>
    </style:style>
    <style:style style:name="T383" style:parent-style-name="Absatz-Standardschriftart" style:family="text">
      <style:text-properties style:font-name="Berlin Sans FB" fo:font-weight="bold" style:font-weight-asian="bold" fo:color="#0099CC"/>
    </style:style>
    <style:style style:name="T384" style:parent-style-name="Absatz-Standardschriftart" style:family="text">
      <style:text-properties style:font-name="Verdana"/>
    </style:style>
    <style:style style:name="T385" style:parent-style-name="Absatz-Standardschriftart" style:family="text">
      <style:text-properties style:font-name="Verdana"/>
    </style:style>
    <style:style style:name="P386" style:parent-style-name="Standard" style:family="paragraph">
      <style:paragraph-properties fo:margin-bottom="0in"/>
      <style:text-properties style:font-name="Verdana"/>
    </style:style>
    <style:style style:name="P387" style:parent-style-name="Standard" style:family="paragraph">
      <style:paragraph-properties fo:margin-bottom="0in"/>
      <style:text-properties style:font-name="Verdana"/>
    </style:style>
    <style:style style:name="P388" style:parent-style-name="Standard" style:family="paragraph">
      <style:paragraph-properties fo:margin-bottom="0in"/>
      <style:text-properties style:font-name="Verdana"/>
    </style:style>
    <style:style style:name="P389" style:parent-style-name="Standard" style:family="paragraph">
      <style:paragraph-properties fo:margin-bottom="0in"/>
      <style:text-properties style:font-name="Verdana"/>
    </style:style>
    <style:style style:name="P390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91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92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93" style:parent-style-name="Standard" style:family="paragraph">
      <style:paragraph-properties fo:margin-bottom="0in"/>
      <style:text-properties style:font-name="Verdana"/>
    </style:style>
    <style:style style:name="P394" style:parent-style-name="Standard" style:family="paragraph">
      <style:paragraph-properties fo:margin-bottom="0in"/>
      <style:text-properties style:font-name="Verdana"/>
    </style:style>
    <style:style style:name="P395" style:parent-style-name="Standard" style:family="paragraph">
      <style:paragraph-properties fo:margin-bottom="0in"/>
      <style:text-properties style:font-name="Verdana"/>
    </style:style>
    <style:style style:name="P396" style:parent-style-name="Standard" style:family="paragraph">
      <style:paragraph-properties fo:margin-bottom="0in"/>
      <style:text-properties style:font-name="Verdana"/>
    </style:style>
    <style:style style:name="P397" style:parent-style-name="Standard" style:family="paragraph">
      <style:paragraph-properties fo:margin-bottom="0in"/>
    </style:style>
    <style:style style:name="T398" style:parent-style-name="Absatz-Standardschriftart" style:family="text">
      <style:text-properties style:font-name="Berlin Sans FB" fo:font-weight="bold" style:font-weight-asian="bold" fo:color="#0099CC"/>
    </style:style>
    <style:style style:name="T399" style:parent-style-name="Absatz-Standardschriftart" style:family="text">
      <style:text-properties style:font-name="Verdana"/>
    </style:style>
    <style:style style:name="P400" style:parent-style-name="Standard" style:family="paragraph">
      <style:paragraph-properties fo:margin-bottom="0in"/>
      <style:text-properties style:font-name="Verdana"/>
    </style:style>
    <style:style style:name="P401" style:parent-style-name="Standard" style:family="paragraph">
      <style:paragraph-properties fo:margin-bottom="0in"/>
      <style:text-properties style:font-name="Verdana"/>
    </style:style>
    <style:style style:name="P402" style:parent-style-name="Standard" style:family="paragraph">
      <style:paragraph-properties fo:margin-bottom="0in"/>
      <style:text-properties style:font-name="Verdana"/>
    </style:style>
    <style:style style:name="P403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40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40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406" style:parent-style-name="Standard" style:family="paragraph">
      <style:paragraph-properties fo:margin-bottom="0in"/>
      <style:text-properties style:font-name="Verdana"/>
    </style:style>
    <style:style style:name="P407" style:parent-style-name="Standard" style:family="paragraph">
      <style:paragraph-properties fo:margin-bottom="0in"/>
    </style:style>
    <style:style style:name="T408" style:parent-style-name="Absatz-Standardschriftart" style:family="text">
      <style:text-properties style:font-name="Verdana"/>
    </style:style>
    <style:style style:name="T409" style:parent-style-name="Absatz-Standardschriftart" style:family="text">
      <style:text-properties style:font-name="Verdana" fo:color="#0000CC"/>
    </style:style>
    <style:style style:name="T410" style:parent-style-name="Absatz-Standardschriftart" style:family="text">
      <style:text-properties style:font-name="Verdana"/>
    </style:style>
    <style:style style:name="P411" style:parent-style-name="Standard" style:family="paragraph">
      <style:paragraph-properties fo:margin-bottom="0in"/>
      <style:text-properties style:font-name="Verdana"/>
    </style:style>
    <style:style style:name="P412" style:parent-style-name="Standard" style:family="paragraph">
      <style:paragraph-properties fo:margin-bottom="0in"/>
      <style:text-properties style:font-name="Verdana"/>
    </style:style>
    <style:style style:name="P413" style:parent-style-name="Standard" style:family="paragraph">
      <style:paragraph-properties fo:margin-bottom="0in"/>
      <style:text-properties style:font-name="Verdana"/>
    </style:style>
    <style:style style:name="P414" style:parent-style-name="Standard" style:family="paragraph">
      <style:paragraph-properties fo:margin-bottom="0in"/>
    </style:style>
    <style:style style:name="T415" style:parent-style-name="Absatz-Standardschriftart" style:family="text">
      <style:text-properties style:font-name="Berlin Sans FB" fo:font-weight="bold" style:font-weight-asian="bold" fo:color="#0099CC"/>
    </style:style>
    <style:style style:name="T416" style:parent-style-name="Absatz-Standardschriftart" style:family="text">
      <style:text-properties style:font-name="Verdana"/>
    </style:style>
  </office:automatic-styles>
  <office:body>
    <office:text text:use-soft-page-breaks="true">
      <text:p text:style-name="P1">Klausur</text:p>
      <text:p text:style-name="P8"/>
      <text:p text:style-name="P9"><text:span text:style-name="T10">Modultitel:</text:span><text:span text:style-name="T11"><text:s/></text:span><text:span text:style-name="T12">JavaScript</text:span><text:span text:style-name="T13"><text:tab/></text:span></text:p>
      <text:p text:style-name="P14">Name, Vorname (Dozent/in): Albers Michael<text:tab/></text:p>
      <text:p text:style-name="P15">Name, Vorname (Teilnehmer/in):<text:s/>Olivier Ishimwe<text:s/><text:tab/></text:p>
      <text:p text:style-name="P16">06.04.2023</text:p>
      <text:p text:style-name="P17"/>
      <text:p text:style-name="P18"/>
      <text:p text:style-name="P19"/>
      <text:p text:style-name="P20"><text:span text:style-name="T21">Zulässige Hilfsmittel:</text:span></text:p>
      <text:p text:style-name="P22"><text:span text:style-name="T23">PC Nutzung erlaubt:<text:s/></text:span><text:span text:style-name="T24">ja</text:span></text:p>
      <text:p text:style-name="P25"/>
      <text:p text:style-name="P26"/>
      <text:p text:style-name="P27"><text:span text:style-name="T28">Maximale Punktzahl:<text:s/></text:span><text:span text:style-name="T29"><text:tab/>100</text:span><text:span text:style-name="T30"><text:tab/></text:span></text:p>
      <text:p text:style-name="P31"><text:span text:style-name="T32">erreichte Punktzahl:<text:s/></text:span><text:span text:style-name="T33"><text:tab/></text:span><text:span text:style-name="T34"><text:tab/></text:span></text:p>
      <text:p text:style-name="P35"/>
      <text:p text:style-name="P36"><text:span text:style-name="T37">Note:<text:s/></text:span><text:span text:style-name="T38"><text:tab/></text:span><text:span text:style-name="T39"><text:tab/></text:span></text:p>
      <text:p text:style-name="P40"><text:span text:style-name="T41">Prozent:<text:s/></text:span><text:span text:style-name="T42"><text:tab/></text:span><text:span text:style-name="T43"><text:tab/></text:span></text:p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Note</text:p>
          </table:table-cell>
          <table:table-cell table:style-name="TableCell51">
            <text:p text:style-name="P52">Prozentbereich</text:p>
          </table:table-cell>
        </table:table-row>
        <table:table-row table:style-name="TableRow53">
          <table:table-cell table:style-name="TableCell54">
            <text:p text:style-name="P55">1,0</text:p>
          </table:table-cell>
          <table:table-cell table:style-name="TableCell56">
            <text:p text:style-name="P57">100 -<text:s/>95</text:p>
          </table:table-cell>
        </table:table-row>
        <table:table-row table:style-name="TableRow58">
          <table:table-cell table:style-name="TableCell59">
            <text:p text:style-name="P60">1,3</text:p>
          </table:table-cell>
          <table:table-cell table:style-name="TableCell61">
            <text:p text:style-name="P62">94 – 89</text:p>
          </table:table-cell>
        </table:table-row>
        <table:table-row table:style-name="TableRow63">
          <table:table-cell table:style-name="TableCell64">
            <text:p text:style-name="P65">1,7</text:p>
          </table:table-cell>
          <table:table-cell table:style-name="TableCell66">
            <text:p text:style-name="P67">88 – 85</text:p>
          </table:table-cell>
        </table:table-row>
        <table:table-row table:style-name="TableRow68">
          <table:table-cell table:style-name="TableCell69">
            <text:p text:style-name="P70">2,0</text:p>
          </table:table-cell>
          <table:table-cell table:style-name="TableCell71">
            <text:p text:style-name="P72">84 – 81</text:p>
          </table:table-cell>
        </table:table-row>
        <table:table-row table:style-name="TableRow73">
          <table:table-cell table:style-name="TableCell74">
            <text:p text:style-name="P75">2,3</text:p>
          </table:table-cell>
          <table:table-cell table:style-name="TableCell76">
            <text:p text:style-name="P77">80 - 77</text:p>
          </table:table-cell>
        </table:table-row>
        <table:table-row table:style-name="TableRow78">
          <table:table-cell table:style-name="TableCell79">
            <text:p text:style-name="P80">2,7</text:p>
          </table:table-cell>
          <table:table-cell table:style-name="TableCell81">
            <text:p text:style-name="P82">76 – 73</text:p>
          </table:table-cell>
        </table:table-row>
        <table:table-row table:style-name="TableRow83">
          <table:table-cell table:style-name="TableCell84">
            <text:p text:style-name="P85">3,0</text:p>
          </table:table-cell>
          <table:table-cell table:style-name="TableCell86">
            <text:p text:style-name="P87">72 – 69</text:p>
          </table:table-cell>
        </table:table-row>
        <table:table-row table:style-name="TableRow88">
          <table:table-cell table:style-name="TableCell89">
            <text:p text:style-name="P90">3,3</text:p>
          </table:table-cell>
          <table:table-cell table:style-name="TableCell91">
            <text:p text:style-name="P92">68 – 65</text:p>
          </table:table-cell>
        </table:table-row>
        <table:table-row table:style-name="TableRow93">
          <table:table-cell table:style-name="TableCell94">
            <text:p text:style-name="P95">3,7</text:p>
          </table:table-cell>
          <table:table-cell table:style-name="TableCell96">
            <text:p text:style-name="P97">64 – 60</text:p>
          </table:table-cell>
        </table:table-row>
        <table:table-row table:style-name="TableRow98">
          <table:table-cell table:style-name="TableCell99">
            <text:p text:style-name="P100">4,0</text:p>
          </table:table-cell>
          <table:table-cell table:style-name="TableCell101">
            <text:p text:style-name="P102">59 – 55</text:p>
          </table:table-cell>
        </table:table-row>
        <table:table-row table:style-name="TableRow103">
          <table:table-cell table:style-name="TableCell104">
            <text:p text:style-name="P105">4,3</text:p>
          </table:table-cell>
          <table:table-cell table:style-name="TableCell106">
            <text:p text:style-name="P107">54 – 50</text:p>
          </table:table-cell>
        </table:table-row>
        <table:table-row table:style-name="TableRow108">
          <table:table-cell table:style-name="TableCell109">
            <text:p text:style-name="P110">nicht bestanden</text:p>
          </table:table-cell>
          <table:table-cell table:style-name="TableCell111">
            <text:p text:style-name="P112">49 - 0</text:p>
          </table:table-cell>
        </table:table-row>
      </table:table>
      <text:p text:style-name="P113"/>
      <text:p text:style-name="P114"><text:span text:style-name="T115">Viel Erfolg!</text:span></text:p>
      <text:p text:style-name="P116"/>
      <text:p text:style-name="P124"/>
      <text:p text:style-name="P125">Aufgabe 1</text:p>
      <text:p text:style-name="P126"/>
      <text:p text:style-name="P127"><text:span text:style-name="T128">Welcher Datentyp ist der Variablen<text:s/></text:span><text:span text:style-name="code">let x = 45;</text:span><text:span text:style-name="T129"><text:s/>zugewiesen?</text:span></text:p>
      <text:p text:style-name="P130">_ 1. String</text:p>
      <text:p text:style-name="P131">_ 2. Ausdruck</text:p>
      <text:p text:style-name="P132"><text:span text:style-name="T133">X</text:span><text:span text:style-name="T134"><text:s/>3. Number</text:span><text:span text:style-name="T135"><text:s/></text:span></text:p>
      <text:p text:style-name="P136"/>
      <text:p text:style-name="P137">Aufgabe 2</text:p>
      <text:p text:style-name="P138"/>
      <text:p text:style-name="Standard"><text:span text:style-name="T139">Was bedeutet folgende Zeile?</text:span><text:span text:style-name="T140"><text:line-break/></text:span><text:span text:style-name="T141">let x, y, z;</text:span></text:p>
      <text:p text:style-name="P142"/>
      <text:p text:style-name="P143">_ 1. Die Variablen x, y und z wurden initialisiert.</text:p>
      <text:p text:style-name="P144"><text:span text:style-name="T145">X</text:span><text:span text:style-name="T146"><text:s/>2. Die Variablen x, y und z wurden deklariert.</text:span><text:span text:style-name="T147"><text:s/></text:span></text:p>
      <text:p text:style-name="P148">_ 3. Es ist fehlerhafter Code.</text:p>
      <text:p text:style-name="P149"/>
      <text:p text:style-name="P150">Aufgabe 3</text:p>
      <text:p text:style-name="P151"/>
      <text:p text:style-name="Standard"><text:span text:style-name="T152">Welchen Wert hat die Variable<text:s/></text:span><text:span text:style-name="code">berechnung</text:span><text:span text:style-name="T153"><text:s/>in folgendem Code?</text:span><text:span text:style-name="T154"><text:line-break/></text:span><text:span text:style-name="T155">let x = 20;</text:span></text:p>
      <text:p text:style-name="P156">let y = '30';</text:p>
      <text:p text:style-name="ScriptCode"><text:span text:style-name="T157">let berechnung = x+y;</text:span></text:p>
      <text:p text:style-name="P158"/>
      <text:p text:style-name="P159">_ 1. den Wert: <text:s/>50</text:p>
      <text:p text:style-name="P160">_ 2. den Wert: <text:s/>'50'</text:p>
      <text:p text:style-name="Standard"><text:span text:style-name="T161">X</text:span><text:span text:style-name="T162"><text:s/>3. den Wert: <text:s/>'2030'</text:span><text:span text:style-name="T163"><text:s/></text:span></text:p>
      <text:p text:style-name="P164">_ 4. den Wert: undefined</text:p>
      <text:p text:style-name="P165"/>
      <text:p text:style-name="P166">Aufgabe 4</text:p>
      <text:p text:style-name="P167"/>
      <text:p text:style-name="P168">Was ist ein String in Javascript?</text:p>
      <text:p text:style-name="P169">_ 1. Eine<text:s/>mathematische Formel.</text:p>
      <text:p text:style-name="P170">_ 2. Eine Kette von Anweisungen.</text:p>
      <text:p text:style-name="Standard"><text:span text:style-name="T171">X</text:span><text:span text:style-name="T172"><text:s/>3. Eine Zeichenkette.</text:span></text:p>
      <text:p text:style-name="P173">_ 4. Eine Methode die Dateigröße zu verringern.</text:p>
      <text:p text:style-name="P174"/>
      <text:p text:style-name="P175"/>
      <text:p text:style-name="P176"/>
      <text:p text:style-name="P177"/>
      <text:p text:style-name="P178"/>
      <text:p text:style-name="P179">Aufgabe 5</text:p>
      <text:p text:style-name="P180"/>
      <text:p text:style-name="P181">Was bedeutet Boolean?</text:p>
      <text:p text:style-name="Standard"><text:span text:style-name="T182">X</text:span><text:span text:style-name="T183"><text:s/></text:span><text:span text:style-name="T184">1. Es ist ein Datentyp für die Wahrheitswerte true und false.</text:span></text:p>
      <text:p text:style-name="P185">_ 2. Es ist eine Funktion.</text:p>
      <text:p text:style-name="P186">_ 3. Boolean ist der Fachbegriff für den Rückgabewert einer Funktion.</text:p>
      <text:p text:style-name="P187"/>
      <text:p text:style-name="P188">Aufgabe 6</text:p>
      <text:p text:style-name="P189"/>
      <text:p text:style-name="P190">Welche der folgenden Aussagen ist richtig?</text:p>
      <text:p text:style-name="P191"/>
      <text:p text:style-name="P192"><text:span text:style-name="T193">X</text:span><text:span text:style-name="T194"><text:s/>1. In einem Array kann man mehrere Werte ablegen.</text:span></text:p>
      <text:p text:style-name="P195">_ 2. In einem Array dürfen nur Werte vom gleichen Datentyp abgelegt werden.</text:p>
      <text:p text:style-name="P196">_<text:s/>3. In einem Array kann nur ein Wert abglegt werden.</text:p>
      <text:p text:style-name="P197"/>
      <text:p text:style-name="P198">Aufgabe 7</text:p>
      <text:p text:style-name="P199">Welche Aussage ist richtig bei folgendem Code?</text:p>
      <text:p text:style-name="P200">let position = [4, 5, 10];</text:p>
      <text:p text:style-name="P201"/>
      <text:p text:style-name="P202">_ 1. Es wurden die Variablen 4, 5, 10 deklariert.</text:p>
      <text:p text:style-name="P203"><text:span text:style-name="T204">X</text:span><text:span text:style-name="T205"><text:s/>2. Es wurde ein Array deklariert und initialisiert.</text:span></text:p>
      <text:p text:style-name="P206">_ 3. Es wurde<text:s/>eine Variable vom Datentyp position erzeugt.</text:p>
      <text:p text:style-name="P207"/>
      <text:p text:style-name="P208"/>
      <text:p text:style-name="P209">Aufgabe 8</text:p>
      <text:p text:style-name="P210"/>
      <text:p text:style-name="P211">Welche Aussage ist richtig bei folgendem Code?</text:p>
      <text:p text:style-name="P212">let tier = 'Elefant';</text:p>
      <text:p text:style-name="P213"/>
      <text:p text:style-name="P214">_ 1. Es wurde eine Variable vom Datentyp tier initialsiert.</text:p>
      <text:p text:style-name="P215">_ 2. 'Elefant' ist der Bezeichner der Variablen tier.</text:p>
      <text:p text:style-name="P216"><text:span text:style-name="T217">X</text:span><text:span text:style-name="T218"><text:s/></text:span><text:span text:style-name="T219">3. tier ist<text:s/></text:span><text:span text:style-name="T220">der Bezeichner der Variablen.</text:span></text:p>
      <text:p text:style-name="P221">_ 4. Das Semikolon am Ende erzeugt einen Laufzeitfehler.</text:p>
      <text:p text:style-name="P222"/>
      <text:p text:style-name="P223">Aufgabe 9</text:p>
      <text:p text:style-name="P224"/>
      <text:p text:style-name="P225">Was <text:s/>bedeutet DOM.</text:p>
      <text:p text:style-name="P226"/>
      <text:p text:style-name="P227">_ 1.Definition of Math</text:p>
      <text:p text:style-name="P228"><text:span text:style-name="T229">X</text:span><text:span text:style-name="T230"><text:s/>2. Document Object Model</text:span></text:p>
      <text:p text:style-name="P231">_ 3. Decentral Object Manipulation</text:p>
      <text:p text:style-name="P232"/>
      <text:p text:style-name="P233"/>
      <text:p text:style-name="P234"/>
      <text:soft-page-break/>
      <text:p text:style-name="P235">Aufgabe 10</text:p>
      <text:p text:style-name="P236"/>
      <text:p text:style-name="P237">Dem ersten Element des Arrays<text:s/>bundesliga soll der Wert 'BVB Dortmund' zugewiesen werden.</text:p>
      <text:p text:style-name="P238"/>
      <text:p text:style-name="P239">_ 1. bundesliga1 = 'BVB Dortmund';</text:p>
      <text:p text:style-name="P240"><text:span text:style-name="T241">X</text:span><text:span text:style-name="T242"><text:s/>2. bundesliga[0] = 'BVB Dortmund';</text:span></text:p>
      <text:p text:style-name="P243">_ 3. bundesliga[1] = 'BVB Dortmund';</text:p>
      <text:p text:style-name="P244">_ 4.bundesliga.verein = 'BVB Dortmund';</text:p>
      <text:p text:style-name="P245"/>
      <text:p text:style-name="P246">Aufgabe 11</text:p>
      <text:p text:style-name="P247"/>
      <text:p text:style-name="P248">Wie kann man die Anzahl der Elemente eines Arrays mit dem Bezeichner teilnehmer ermitteln?</text:p>
      <text:p text:style-name="P249"/>
      <text:p text:style-name="P250"><text:span text:style-name="T251">X</text:span><text:span text:style-name="T252"><text:s/>1. teilnehmer.length;</text:span></text:p>
      <text:p text:style-name="P253">_ 2. teilnehmer.amount;</text:p>
      <text:p text:style-name="P254">_ 3. teilnehmer.elements;</text:p>
      <text:p text:style-name="P255">_ 4. elements(teilnehmer);</text:p>
      <text:p text:style-name="P256"/>
      <text:p text:style-name="P257">Aufgabe 12</text:p>
      <text:p text:style-name="P258"/>
      <text:p text:style-name="P259">Wie kann man aus einem Array das erste Element entfernen? (array steht hier für den Bezeichner des Arrays)</text:p>
      <text:p text:style-name="P260"/>
      <text:p text:style-name="P261">_ 1. array.push();</text:p>
      <text:p text:style-name="P262"><text:span text:style-name="T263">X</text:span><text:span text:style-name="T264"><text:s/>2. array.shift();</text:span></text:p>
      <text:p text:style-name="P265">_ 3. array.pop();</text:p>
      <text:p text:style-name="P266">_ 4. array.deleteFirst();</text:p>
      <text:p text:style-name="P267"/>
      <text:p text:style-name="P268">Aufgabe 13</text:p>
      <text:p text:style-name="P269"/>
      <text:p text:style-name="P270">Wieviel Elemente hat das folgende Array?</text:p>
      <text:p text:style-name="P271"/>
      <text:p text:style-name="ScriptCode">let tiere = [];</text:p>
      <text:p text:style-name="ScriptCode">tiere[14] = 'Elefant';</text:p>
      <text:p text:style-name="P272"/>
      <text:p text:style-name="P273">_ 1. 1</text:p>
      <text:p text:style-name="P274">_ 2. 14</text:p>
      <text:p text:style-name="P275"><text:span text:style-name="T276">X</text:span><text:span text:style-name="T277"><text:s/>3. 15</text:span></text:p>
      <text:p text:style-name="P278"/>
      <text:p text:style-name="P279">Aufgabe 14</text:p>
      <text:p text:style-name="P280"/>
      <text:p text:style-name="P281">Wie kann man das<text:s/>letzte Element aus einem Array entfernen? (array steht hier für den Bezeichner des Arrays)</text:p>
      <text:p text:style-name="P282">_ 1. array.splice();</text:p>
      <text:p text:style-name="P283">_ 2. array.shift();</text:p>
      <text:p text:style-name="P284"><text:span text:style-name="T285">X</text:span><text:span text:style-name="T286"><text:s/>3. array.pop();</text:span></text:p>
      <text:p text:style-name="P287">_ 4. array.deleteLast();</text:p>
      <text:soft-page-break/>
      <text:p text:style-name="P288">Aufgabe 15</text:p>
      <text:p text:style-name="P289"/>
      <text:p text:style-name="P290">Im HTML- body liegt ein Element mit der Id „box“. Wie kann man mit<text:s/>Javascript den Text „Hallo“ in dieses Element einfügen?</text:p>
      <text:p text:style-name="P291"/>
      <text:p text:style-name="P292"><text:span text:style-name="T293">X</text:span><text:span text:style-name="T294"><text:s/>1. document.getElementById('box').textContent = 'Hallo';</text:span></text:p>
      <text:p text:style-name="P295">_ 2. document.getElementById('box').setText = 'Hallo';</text:p>
      <text:p text:style-name="P296">_ 3. document.getElementById('box')innerHTML = 'Hallo';</text:p>
      <text:p text:style-name="P297"/>
      <text:p text:style-name="P298">Aufgabe 16</text:p>
      <text:p text:style-name="P299"/>
      <text:p text:style-name="P300">Im Html Body sollte die Hintergrundfarbe der ersten Überschrift &lt;h1&gt; geändert werden. Welcher Code ist richtig?</text:p>
      <text:p text:style-name="P301"/>
      <text:p text:style-name="P302"><text:span text:style-name="T303">_ 1.<text:s/></text:span><text:span text:style-name="T304">document.getElementsByTagName('h1').style.background-color = '#ffaa00';</text:span></text:p>
      <text:p text:style-name="P305"><text:span text:style-name="T306">X</text:span><text:span text:style-name="T307"><text:s/>2.<text:s/></text:span><text:span text:style-name="T308">document.getElementsByTagName('h1')[0].style.backgroundColor = '#ffaa00';</text:span></text:p>
      <text:p text:style-name="P309"><text:span text:style-name="T310">_<text:s/></text:span><text:span text:style-name="T311">3.<text:s/></text:span><text:span text:style-name="T312">document.getElementsByTagName('h1')[0].style.background-color = '#ffaa00';</text:span></text:p>
      <text:p text:style-name="P313"/>
      <text:p text:style-name="P314">Aufgabe 17</text:p>
      <text:p text:style-name="P315"/>
      <text:p text:style-name="P316">Welchen Wert hat die<text:s/>Variable x<text:s/>bei folgendem Code?</text:p>
      <text:p text:style-name="ScriptCode">let x = 10;</text:p>
      <text:p text:style-name="ScriptCode">let y = x &lt; 11;</text:p>
      <text:p text:style-name="P317"/>
      <text:p text:style-name="P318"><text:span text:style-name="T319">X</text:span><text:span text:style-name="T320"><text:s/>1. 10</text:span></text:p>
      <text:p text:style-name="P321">_ 2. true</text:p>
      <text:p text:style-name="P322">_ 3. 11</text:p>
      <text:p text:style-name="P323"/>
      <text:p text:style-name="P324">Aufgabe 18</text:p>
      <text:p text:style-name="P325"/>
      <text:p text:style-name="P326"><text:span text:style-name="T327">Welchen Wert hat die Varialbe<text:s/></text:span><text:span text:style-name="T328">schule</text:span><text:span text:style-name="T329"><text:s/>bei fo</text:span><text:span text:style-name="T330">lgendem Code?</text:span></text:p>
      <text:p text:style-name="ScriptCode">let orange = false;</text:p>
      <text:p text:style-name="ScriptCode">let apfel = false;</text:p>
      <text:p text:style-name="ScriptCode">let pausenbrot = orange || apfel;</text:p>
      <text:p text:style-name="ScriptCode">let schultasche = true;</text:p>
      <text:p text:style-name="ScriptCode">let schule = schultasche &amp;&amp; pausenbrot;</text:p>
      <text:p text:style-name="P331"/>
      <text:p text:style-name="P332">_ 1. true</text:p>
      <text:p text:style-name="P333"><text:span text:style-name="T334">X</text:span><text:span text:style-name="T335"><text:s/>2. false</text:span></text:p>
      <text:p text:style-name="P336">_ 3. !=</text:p>
      <text:p text:style-name="P337"/>
      <text:p text:style-name="P338">Aufgabe 19</text:p>
      <text:p text:style-name="P339"/>
      <text:p text:style-name="P340">Welche der folgenden Aussagen trifft nicht zu bei folgendem<text:s/>Code.</text:p>
      <text:p text:style-name="ScriptCode">var person = {name:'Michael Albers', ort: 'Dortmund'};</text:p>
      <text:p text:style-name="P341"/>
      <text:p text:style-name="P342"><text:span text:style-name="T343">X</text:span><text:span text:style-name="T344"><text:s/></text:span><text:span text:style-name="T345">1. person ist ein Array</text:span></text:p>
      <text:p text:style-name="P346">_ 2. person ist ein Objekt.</text:p>
      <text:p text:style-name="P347">_ 3. person.name ist ein Schlüssel</text:p>
      <text:p text:style-name="P348"/>
      <text:p text:style-name="P349">Aufgabe 20</text:p>
      <text:p text:style-name="P350"/>
      <text:p text:style-name="P351">Welche Aussage ist richtig? Wie oft läuft die Schleife?</text:p>
      <text:p text:style-name="ScriptCode">let counter = 0;</text:p>
      <text:p text:style-name="ScriptCode">while(counter &gt;<text:s/>20){counter++;}</text:p>
      <text:p text:style-name="P352"/>
      <text:p text:style-name="P353"><text:span text:style-name="T354">X</text:span><text:span text:style-name="T355"><text:s/>1. Schleife läuft 0 mal.</text:span></text:p>
      <text:p text:style-name="P356">_ 2. Die Schleife läuft unendlich viele male. Sie stoppt nie.</text:p>
      <text:p text:style-name="P357">_ 3. Die Schleife läuft 20 mal.</text:p>
      <text:p text:style-name="P358">_ 4. Die Schleife läuft 19 mal.</text:p>
      <text:p text:style-name="P359"/>
      <text:p text:style-name="P360">Aufgabe 21</text:p>
      <text:p text:style-name="P361"/>
      <text:p text:style-name="P362"><text:span text:style-name="T363">Welchen Wert hat die Variable<text:s/></text:span><text:span text:style-name="T364">x</text:span><text:span text:style-name="T365"><text:s/>am Ende dieses Codes.</text:span></text:p>
      <text:p text:style-name="ScriptCode">let x;</text:p>
      <text:p text:style-name="ScriptCode">for(let i =<text:s/>0; i &lt; 10; i++){x = i*2;}</text:p>
      <text:p text:style-name="P366"/>
      <text:p text:style-name="P367">_ 1. den Wert 9</text:p>
      <text:p text:style-name="P368">_ 2. den Wert 10</text:p>
      <text:p text:style-name="P369"><text:span text:style-name="T370">X</text:span><text:span text:style-name="T371"><text:s/>3. den Wert 18</text:span></text:p>
      <text:p text:style-name="P372">_ 4. den Wert 20</text:p>
      <text:p text:style-name="P373">_ 5. den Wert undefined</text:p>
      <text:p text:style-name="P374"/>
      <text:p text:style-name="P375">Aufgabe 22</text:p>
      <text:p text:style-name="P376"/>
      <text:p text:style-name="P377"><text:span text:style-name="T378">Welchen Wert hat die Variable<text:s/></text:span><text:span text:style-name="T379">ausgabe</text:span><text:span text:style-name="T380"><text:s/>am Ende dieses Codes?</text:span></text:p>
      <text:p text:style-name="ScriptCode">let ausgabe;</text:p>
      <text:p text:style-name="ScriptCode">for(let i = 0; i &lt; 4; i++){</text:p>
      <text:p text:style-name="ScriptCode">ausgabe = i+' / ';</text:p>
      <text:p text:style-name="ScriptCode">}</text:p>
      <text:p text:style-name="P381"/>
      <text:p text:style-name="P382"><text:span text:style-name="T383">X</text:span><text:span text:style-name="T384"><text:s/></text:span><text:span text:style-name="T385">1. den Wert: '3/'</text:span></text:p>
      <text:p text:style-name="P386">_ 2. den Wert: '0/1/2/3/ '</text:p>
      <text:p text:style-name="P387">_ 3. den Wert: 1/2/3/4/</text:p>
      <text:p text:style-name="P388">_ 4. den Wert: 0+1+2+3</text:p>
      <text:p text:style-name="P389"/>
      <text:p text:style-name="P390"/>
      <text:p text:style-name="P391"/>
      <text:p text:style-name="P392">Aufgabe 23</text:p>
      <text:p text:style-name="P393"/>
      <text:p text:style-name="P394">Welche Aussage ist richtig?</text:p>
      <text:p text:style-name="ScriptCode">function checkout(){ return 34;}</text:p>
      <text:p text:style-name="P395"/>
      <text:p text:style-name="P396">_ 1. Der Code ist ungültig.</text:p>
      <text:p text:style-name="P397"><text:span text:style-name="T398">X</text:span><text:span text:style-name="T399"><text:s/>2. Es ist eine Funktion mit Rückgabewert.</text:span></text:p>
      <text:p text:style-name="P400">_ 3. Es ist eine Funktion mit einem Parameter.</text:p>
      <text:p text:style-name="P401">_ 4. Es ist eine Funktion mit dem Argument 34.</text:p>
      <text:p text:style-name="P402"/>
      <text:p text:style-name="P403"/>
      <text:p text:style-name="P404"/>
      <text:p text:style-name="P405">Aufgabe 24</text:p>
      <text:p text:style-name="P406"/>
      <text:p text:style-name="P407"><text:span text:style-name="T408">Welchen Wert hat Variable<text:s/></text:span><text:span text:style-name="T409">a</text:span><text:span text:style-name="T410">?</text:span></text:p>
      <text:p text:style-name="ScriptCode">var a = 10%6;</text:p>
      <text:p text:style-name="P411"/>
      <text:p text:style-name="P412">_ 1. den Wert: <text:s/>1</text:p>
      <text:p text:style-name="P413">_ 2. den<text:s/>Wert: 1,666666</text:p>
      <text:p text:style-name="P414"><text:span text:style-name="T415">X</text:span><text:span text:style-name="T416"><text:s/>3. den Wert: 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G Omega" svg:font-family="CG Omega" style:font-family-generic="roman" style:font-pitch="variable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23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criptCode" style:display-name="Script / Code" style:family="paragraph" style:next-style-name="PreformattedText" style:auto-update="true">
      <style:paragraph-properties fo:margin-bottom="0in"/>
      <style:text-properties style:font-name="Courier New" fo:color="#6600FF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code" style:display-name="code" style:family="text">
      <style:text-properties style:font-name="Courier New" fo:font-weight="bold" style:font-weight-asian="bold" style:font-weight-complex="bold" fo:color="#0000C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0083in"/>
      </style:footer-style>
    </style:page-layout>
    <style:style style:name="P2" style:parent-style-name="Kopfzeile" style:family="paragraph">
      <style:paragraph-properties fo:text-align="end"/>
    </style:style>
    <style:style style:name="P3" style:parent-style-name="Fußzeile" style:family="paragraph">
      <style:paragraph-properties fo:text-align="end"/>
    </style:style>
    <style:style style:name="T4" style:parent-style-name="Absatz-Standardschriftart" style:family="text">
      <style:text-properties style:font-name="Verdana"/>
    </style:style>
    <style:style style:name="T5" style:parent-style-name="Absatz-Standardschriftart" style:family="text">
      <style:text-properties style:font-name="Verdana"/>
    </style:style>
    <style:style style:name="P6" style:parent-style-name="Fußzeile" style:family="paragraph">
      <style:paragraph-properties fo:text-align="end"/>
    </style:style>
    <style:style style:name="P7" style:parent-style-name="Kopfzeile" style:family="paragraph">
      <style:paragraph-properties fo:text-align="end"/>
      <style:text-properties style:font-name="CG Omega"/>
    </style:style>
    <style:page-layout style:name="PL1">
      <style:page-layout-properties fo:page-width="8.268in" fo:page-height="11.693in" style:print-orientation="portrait" fo:margin-top="0.4916in" fo:margin-left="0.984in" fo:margin-bottom="0.3152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22in"/>
      </style:footer-style>
    </style:page-layout>
    <style:style style:name="P117" style:parent-style-name="Kopfzeile" style:family="paragraph">
      <style:paragraph-properties fo:text-align="end"/>
    </style:style>
    <style:style style:name="P118" style:parent-style-name="Fußzeile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 fo:margin-bottom="0.0416in"/>
      <style:text-properties fo:font-weight="bold" style:font-weight-asian="bold" fo:font-size="7pt" style:font-size-asian="7pt" style:font-size-complex="7pt" fo:language="en" fo:country="US"/>
    </style:style>
    <style:style style:name="P119" style:parent-style-name="Fußzeile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/>
    </style:style>
    <style:style style:name="T120" style:parent-style-name="Absatz-Standardschriftart" style:family="text">
      <style:text-properties fo:font-weight="bold" style:font-weight-asian="bold" fo:font-size="7pt" style:font-size-asian="7pt" style:font-size-complex="7pt"/>
    </style:style>
    <style:style style:name="T121" style:parent-style-name="Absatz-Standardschriftart" style:family="text">
      <style:text-properties fo:font-weight="bold" style:font-weight-asian="bold" fo:font-size="7pt" style:font-size-asian="7pt" style:font-size-complex="7pt"/>
    </style:style>
    <style:style style:name="T122" style:parent-style-name="Absatz-Standardschriftart" style:family="text">
      <style:text-properties fo:font-weight="bold" style:font-weight-asian="bold" fo:font-size="7pt" style:font-size-asian="7pt" style:font-size-complex="7pt"/>
    </style:style>
    <style:style style:name="P123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eite<text:s/></text:span><text:page-number style:num-format="1" text:fixed="false">7</text:page-number><text:span text:style-name="T5"><text:s/>von<text:s/></text:span><text:page-count style:num-format="1">7</text:page-count></text:p>
      </style:footer>
      <style:footer-left>
        <text:p text:style-name="P6"/>
      </style:footer-left>
    </style:master-page>
    <style:master-page style:next-style-name="MP0" style:name="MPF0" style:page-layout-name="PL0">
      <style:header>
        <text:p text:style-name="P7"/>
        <text:p text:style-name="Kopfzeile"/>
      </style:header>
    </style:master-page>
    <style:master-page style:name="MP1" style:page-layout-name="PL1">
      <style:header>
        <text:p text:style-name="P117"/>
      </style:header>
      <style:footer>
        <text:p text:style-name="P118"><text:line-break/></text:p>
        <text:p text:style-name="P119"><text:span text:style-name="T120">Seite<text:s/></text:span><text:page-number style:num-format="1" text:fixed="false">7</text:page-number><text:span text:style-name="T121"><text:s/>von<text:s/></text:span><text:page-count style:num-format="1">7</text:page-count><text:span text:style-name="T122"><text:tab/></text:span></text:p>
      </style:footer>
      <style:footer-left>
        <text:p text:style-name="P123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sten Reinhardt</meta:initial-creator>
    <dc:creator>Olivier Ishimwe</dc:creator>
    <meta:creation-date>2021-08-23T15:55:00Z</meta:creation-date>
    <dc:date>2023-04-06T06:50:00Z</dc:date>
    <meta:template xlink:href="Normal.dotm" xlink:type="simple"/>
    <meta:editing-cycles>31</meta:editing-cycles>
    <meta:editing-duration>PT0S</meta:editing-duration>
    <meta:user-defined meta:name="AppVersion">16.0000</meta:user-defined>
    <meta:user-defined meta:name="Company">Comcave.College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1" meta:word-count="761" meta:character-count="5548" meta:row-count="39" meta:non-whitespace-character-count="4798"/>
  </office:meta>
</office:document-meta>
</file>